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15.52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24.7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8.61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6.76mm"/>
    </style:style>
    <style:style style:name="co29" style:family="table-column">
      <style:table-column-properties fo:break-before="auto" style:column-width="17.34mm"/>
    </style:style>
    <style:style style:name="co30" style:family="table-column">
      <style:table-column-properties fo:break-before="auto" style:column-width="17.07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26.33mm"/>
    </style:style>
    <style:style style:name="co34" style:family="table-column">
      <style:table-column-properties fo:break-before="auto" style:column-width="31.89mm"/>
    </style:style>
    <style:style style:name="co35" style:family="table-column">
      <style:table-column-properties fo:break-before="auto" style:column-width="16.02mm"/>
    </style:style>
    <style:style style:name="co36" style:family="table-column">
      <style:table-column-properties fo:break-before="auto" style:column-width="25.2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71.31mm"/>
    </style:style>
    <style:style style:name="co39" style:family="table-column">
      <style:table-column-properties fo:break-before="auto" style:column-width="15.75mm"/>
    </style:style>
    <style:style style:name="co40" style:family="table-column">
      <style:table-column-properties fo:break-before="auto" style:column-width="9.67mm"/>
    </style:style>
    <style:style style:name="co41" style:family="table-column">
      <style:table-column-properties fo:break-before="auto" style:column-width="31.86mm"/>
    </style:style>
    <style:style style:name="co42" style:family="table-column">
      <style:table-column-properties fo:break-before="auto" style:column-width="42.47mm"/>
    </style:style>
    <style:style style:name="co43" style:family="table-column">
      <style:table-column-properties fo:break-before="auto" style:column-width="30.76mm"/>
    </style:style>
    <style:style style:name="co44" style:family="table-column">
      <style:table-column-properties fo:break-before="auto" style:column-width="16.42mm"/>
    </style:style>
    <style:style style:name="co45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8.59mm"/>
    </style:style>
    <style:style style:name="co47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7"/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9cfb5" fo:border="0.06pt solid #000000"/>
    </style:style>
    <style:style style:name="ce18" style:family="table-cell" style:parent-style-name="Default">
      <style:table-cell-properties fo:background-color="#ccf4c6" fo:border="0.06pt solid #000000"/>
    </style:style>
    <style:style style:name="ce20" style:family="table-cell" style:parent-style-name="Default">
      <style:table-cell-properties fo:border="0.06pt solid #000000"/>
      <style:text-properties style:text-underline-style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9cfb5"/>
    </style:style>
    <style:style style:name="ce24" style:family="table-cell" style:parent-style-name="Default">
      <style:table-cell-properties fo:background-color="#ccf4c6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loext:p draw:notify-on-update-of-ranges="initial.A2:initial.A21 initial.E1:initial.E1 initial.E2:initial.E21 initial.L1:initial.L1 initial.L2:initial.L21 initial.S1:initial.S1 initial.S2:initial.S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livre (55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9 nao-livre (45%)</text:p>
          </table:table-cell>
          <table:table-cell table:number-columns-repeated="4"/>
        </table:table-row>
      </table:table>
      <table:table table:name="evolution" table:style-name="ta1">
        <table:shapes>
          <draw:frame draw:z-index="0" draw:style-name="gr1" draw:text-style-name="P1" svg:width="77.21mm" svg:height="89.99mm" svg:x="39.74mm" svg:y="63.15mm">
            <loext:p draw:notify-on-update-of-ranges="evolution.A2:evolution.A9 evolution.E1:evolution.E1 evolution.E2:evolution.E9 evolution.L1:evolution.L1 evolution.L2:evolution.L9 evolution.S1:evolution.S1 evolution.S2:evolution.S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livre (87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1 nao-livre (13%)</text:p>
          </table:table-cell>
          <table:table-cell table:number-columns-repeated="4"/>
        </table:table-row>
      </table:table>
      <table:table table:name="closedown" table:style-name="ta1">
        <table:shapes>
          <draw:frame draw:z-index="0" draw:style-name="gr1" draw:text-style-name="P1" svg:width="241.1mm" svg:height="89.99mm" svg:x="0mm" svg:y="139.38mm">
            <loext:p draw:notify-on-update-of-ranges="closedown.A2:closedown.A25 closedown.E1:closedown.E1 closedown.E2:closedown.E25 closedown.L1:closedown.L1 closedown.L2:closedown.L25 closedown.S1:closedown.S1 closedown.S2:closedown.S2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modules" table:style-name="ta1">
        <table:shapes>
          <draw:frame draw:z-index="0" draw:style-name="gr1" draw:text-style-name="P1" svg:width="161.51mm" svg:height="90.04mm" svg:x="0mm" svg:y="113.95mm">
            <loext:p draw:notify-on-update-of-ranges="modules.A2:modules.A23 modules.T1:modules.T1 modules.T2:modules.T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ódulos da última vers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Bogor/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number-columns-repeated="19"/>
          <table:table-cell table:style-name="ce9" table:formula="of:=AVERAGE([.T2:.T23])" office:value-type="float" office:value="821.772727272727" calcext:value-type="float">
            <text:p>822</text:p>
          </table:table-cell>
        </table:table-row>
      </table:table>
      <table:table table:name="summary" table:style-name="ta1">
        <table:shapes>
          <draw:frame draw:z-index="0" draw:style-name="gr1" draw:text-style-name="P1" svg:width="160.13mm" svg:height="90.04mm" svg:x="286.41mm" svg:y="2.39mm">
            <loext:p draw:notify-on-update-of-ranges="summary.A4:summary.A6 summary.B4:summary.B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86mm" svg:height="90.05mm" svg:x="286.7mm" svg:y="98.28mm">
            <loext:p draw:notify-on-update-of-ranges="summary.A4:summary.A6 summary.C4:summary.C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86mm" svg:height="90.05mm" svg:x="287.24mm" svg:y="190.45mm">
            <loext:p draw:notify-on-update-of-ranges="summary.A4:summary.A6 summary.D4:summary.D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48.02mm" svg:height="90.04mm" svg:x="2.48mm" svg:y="349.83mm">
            <loext:p draw:notify-on-update-of-ranges="summary.F2:summary.F4 summary.G1:summary.G1 summary.G2:summary.G4 summary.H1:summary.H1 summary.H2:summary.H4 summary.I1:summary.I1 summary.I2:summary.I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4.74mm" svg:height="90.04mm" svg:x="109.78mm" svg:y="98.81mm">
            <loext:p draw:notify-on-update-of-ranges="summary.G46:summary.G48 summary.H45:summary.H45 summary.H46:summary.H48 summary.I45:summary.I45 summary.I46:summary.I48 summary.J45:summary.J45 summary.J46:summary.J4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94.47mm" svg:height="89.99mm" svg:x="-0.05mm" svg:y="67.32mm">
            <loext:p draw:notify-on-update-of-ranges="summary.A11:summary.A12 summary.B10:summary.B10 summary.B11:summary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number-columns-repeated="6" table:default-cell-style-name="Default"/>
        <table:table-row table:style-name="ro1">
          <table:table-cell/>
          <table:table-cell office:value-type="string" calcext:value-type="string">
            <text:p>Initial developm.</text:p>
          </table:table-cell>
          <table:table-cell office:value-type="string" calcext:value-type="string">
            <text:p>Evolution + Servicing</text:p>
          </table:table-cell>
          <table:table-cell office:value-type="string" calcext:value-type="string">
            <text:p>Closedown</text:p>
          </table:table-cell>
          <table:table-cell table:number-columns-repeated="2"/>
          <table:table-cell table:formula="of:=[.A4]" office:value-type="string" office:string-value="Menções Cita" calcext:value-type="string">
            <text:p>Menções Cita</text:p>
          </table:table-cell>
          <table:table-cell table:formula="of:=[.A5]" office:value-type="string" office:string-value="Usa" calcext:value-type="string">
            <text:p>Usa</text:p>
          </table:table-cell>
          <table:table-cell table:formula="of:=[.A6]" office:value-type="string" office:string-value="Contribui" calcext:value-type="string">
            <text:p>Contribui</text:p>
          </table:table-cell>
          <table:table-cell/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/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.B4]" office:value-type="float" office:value="4" calcext:value-type="float">
            <text:p>4,0</text:p>
          </table:table-cell>
          <table:table-cell table:style-name="ce5" table:formula="of:=[.B5]" office:value-type="float" office:value="4.88888888888889" calcext:value-type="float">
            <text:p>4,9</text:p>
          </table:table-cell>
          <table:table-cell table:style-name="ce5" table:formula="of:=[.B6]" office:value-type="float" office:value="1.55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3]" office:value-type="float" office:value="6.55" calcext:value-type="float">
            <text:p>6,6</text:p>
          </table:table-cell>
          <table:table-cell table:style-name="ce5" table:formula="of:=[$evolution.E11]" office:value-type="float" office:value="8.875" calcext:value-type="float">
            <text:p>8,9</text:p>
          </table:table-cell>
          <table:table-cell table:style-name="ce5" table:formula="of:=[$closedown.E27]" office:value-type="float" office:value="6.66666666666667" calcext:value-type="float">
            <text:p>6,7</text:p>
          </table:table-cell>
          <table:table-cell/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.C4]" office:value-type="float" office:value="7" calcext:value-type="float">
            <text:p>7,0</text:p>
          </table:table-cell>
          <table:table-cell table:style-name="ce5" table:formula="of:=[.C5]" office:value-type="float" office:value="4.8" calcext:value-type="float">
            <text:p>4,8</text:p>
          </table:table-cell>
          <table:table-cell table:style-name="ce5" table:formula="of:=[.C6]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3]" office:value-type="float" office:value="4" calcext:value-type="float">
            <text:p>4,0</text:p>
          </table:table-cell>
          <table:table-cell table:style-name="ce5" table:formula="of:=[$evolution.F11]" office:value-type="float" office:value="7" calcext:value-type="float">
            <text:p>7,0</text:p>
          </table:table-cell>
          <table:table-cell table:style-name="ce5" table:formula="of:=[$closedown.F27]" office:value-type="float" office:value="4.21052631578947" calcext:value-type="float">
            <text:p>4,2</text:p>
          </table:table-cell>
          <table:table-cell/>
          <table:table-cell table:formula="of:=[.D1]" office:value-type="string" office:string-value="Closedown" calcext:value-type="string">
            <text:p>Closedown</text:p>
          </table:table-cell>
          <table:table-cell table:style-name="ce5" table:formula="of:=[.D4]" office:value-type="float" office:value="4.21052631578947" calcext:value-type="float">
            <text:p>4,2</text:p>
          </table:table-cell>
          <table:table-cell table:style-name="ce5" table:formula="of:=[.D5]" office:value-type="float" office:value="4.75" calcext:value-type="float">
            <text:p>4,8</text:p>
          </table:table-cell>
          <table:table-cell table:style-name="ce5" table:formula="of:=[.D6]" office:value-type="float" office:value="1.75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table:style-name="ce5" table:formula="of:=[$initial.G23]" office:value-type="float" office:value="4.88888888888889" calcext:value-type="float">
            <text:p>4,9</text:p>
          </table:table-cell>
          <table:table-cell table:style-name="ce5" table:formula="of:=[$evolution.G11]" office:value-type="float" office:value="4.8" calcext:value-type="float">
            <text:p>4,8</text:p>
          </table:table-cell>
          <table:table-cell table:style-name="ce5" table:formula="of:=[$closedown.G27]" office:value-type="float" office:value="4.75" calcext:value-type="float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i</text:p>
          </table:table-cell>
          <table:table-cell table:style-name="ce5" table:formula="of:=[$initial.H23]" office:value-type="float" office:value="1.55" calcext:value-type="float">
            <text:p>1,6</text:p>
          </table:table-cell>
          <table:table-cell table:style-name="ce5" table:formula="of:=[$evolution.H11]" office:value-type="float" office:value="1.5" calcext:value-type="float">
            <text:p>1,5</text:p>
          </table:table-cell>
          <table:table-cell table:style-name="ce5" table:formula="of:=[$closedown.H27]" office:value-type="float" office:value="1.75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(média)</text:p>
          </table:table-cell>
          <table:covered-table-cell table:number-columns-repeated="3" table:style-name="ce5"/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Número médio de módulos</text:p>
          </table:table-cell>
          <table:table-cell table:number-columns-repeated="8"/>
        </table:table-row>
        <table:table-row table:style-name="ro1"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$initial.T23]" office:value-type="float" office:value="595" calcext:value-type="float">
            <text:p>595,0</text:p>
          </table:table-cell>
          <table:table-cell table:number-columns-repeated="8"/>
        </table:table-row>
        <table:table-row table:style-name="ro1"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$evolution.T11]" office:value-type="float" office:value="1261" calcext:value-type="float">
            <text:p>1261,0</text:p>
          </table:table-cell>
          <table:table-cell table:number-columns-repeated="8"/>
        </table:table-row>
        <table:table-row table:style-name="ro1">
          <table:table-cell table:formula="of:=[.D1]" office:value-type="string" office:string-value="Closedown" calcext:value-type="string">
            <text:p>Closedown</text:p>
          </table:table-cell>
          <table:table-cell table:number-columns-repeated="9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4" table:number-rows-spanned="1">
            <text:p>som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ial develop.</text:p>
          </table:table-cell>
          <table:table-cell office:value-type="string" calcext:value-type="string">
            <text:p>Evolution Servicing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formula="of:=[.A48]" office:value-type="string" office:string-value="Menções Cita" calcext:value-type="string">
            <text:p>Menções Cita</text:p>
          </table:table-cell>
          <table:table-cell table:formula="of:=[.A49]" office:value-type="string" office:string-value="Menções Usa" calcext:value-type="string">
            <text:p>Menções Usa</text:p>
          </table:table-cell>
          <table:table-cell table:formula="of:=[.A50]" office:value-type="string" office:string-value="Menções Contribui" calcext:value-type="string">
            <text:p>Menções Contribui</text:p>
          </table:table-cell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 table:number-columns-repeated="2"/>
          <table:table-cell table:formula="of:=[.B45]" office:value-type="string" office:string-value="Initial develop." calcext:value-type="string">
            <text:p>Initial develop.</text:p>
          </table:table-cell>
          <table:table-cell table:formula="of:=[$initial.F22]" office:value-type="float" office:value="56" calcext:value-type="float">
            <text:p>56</text:p>
          </table:table-cell>
          <table:table-cell table:formula="of:=[$initial.G22]" office:value-type="float" office:value="44" calcext:value-type="float">
            <text:p>44</text:p>
          </table:table-cell>
          <table:table-cell table:formula="of:=[$initial.H22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2]" office:value-type="float" office:value="131" calcext:value-type="float">
            <text:p>131,0</text:p>
          </table:table-cell>
          <table:table-cell table:style-name="ce5" table:formula="of:=[$evolution.E10]" office:value-type="float" office:value="71" calcext:value-type="float">
            <text:p>71,0</text:p>
          </table:table-cell>
          <table:table-cell table:style-name="ce5" table:formula="of:=[$closedown.E26]" office:value-type="float" office:value="160" calcext:value-type="float">
            <text:p>160,0</text:p>
          </table:table-cell>
          <table:table-cell table:number-columns-repeated="2"/>
          <table:table-cell table:formula="of:=[.C45]" office:value-type="string" office:string-value="Evolution Servicing" calcext:value-type="string">
            <text:p>Evolution Servicing</text:p>
          </table:table-cell>
          <table:table-cell table:formula="of:=[$evolution.F10]" office:value-type="float" office:value="35" calcext:value-type="float">
            <text:p>35</text:p>
          </table:table-cell>
          <table:table-cell table:formula="of:=[$evolution.G10]" office:value-type="float" office:value="24" calcext:value-type="float">
            <text:p>24</text:p>
          </table:table-cell>
          <table:table-cell table:formula="of:=[$evolution.H1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2]" office:value-type="float" office:value="56" calcext:value-type="float">
            <text:p>56,0</text:p>
          </table:table-cell>
          <table:table-cell table:style-name="ce5" table:formula="of:=[$evolution.F10]" office:value-type="float" office:value="35" calcext:value-type="float">
            <text:p>35,0</text:p>
          </table:table-cell>
          <table:table-cell table:style-name="ce5" table:formula="of:=[$closedown.F71]" office:value-type="float" office:value="0" calcext:value-type="float">
            <text:p>0,0</text:p>
          </table:table-cell>
          <table:table-cell table:number-columns-repeated="2"/>
          <table:table-cell table:formula="of:=[.D45]" office:value-type="string" office:string-value="Closedown" calcext:value-type="string">
            <text:p>Closedown</text:p>
          </table:table-cell>
          <table:table-cell table:formula="of:=[$closedown.F26]" office:value-type="float" office:value="80" calcext:value-type="float">
            <text:p>80</text:p>
          </table:table-cell>
          <table:table-cell table:formula="of:=[$closedown.G26]" office:value-type="float" office:value="38" calcext:value-type="float">
            <text:p>38</text:p>
          </table:table-cell>
          <table:table-cell table:formula="of:=[$closedown.H2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nções Usa</text:p>
          </table:table-cell>
          <table:table-cell table:style-name="ce5" table:formula="of:=[$initial.G22]" office:value-type="float" office:value="44" calcext:value-type="float">
            <text:p>44,0</text:p>
          </table:table-cell>
          <table:table-cell table:style-name="ce5" table:formula="of:=[$evolution.G10]" office:value-type="float" office:value="24" calcext:value-type="float">
            <text:p>24,0</text:p>
          </table:table-cell>
          <table:table-cell table:style-name="ce5" table:formula="of:=[$closedown.G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ções Contribui</text:p>
          </table:table-cell>
          <table:table-cell table:style-name="ce5" table:formula="of:=[$initial.H22]" office:value-type="float" office:value="31" calcext:value-type="float">
            <text:p>31,0</text:p>
          </table:table-cell>
          <table:table-cell table:style-name="ce5" table:formula="of:=[$evolution.H10]" office:value-type="float" office:value="12" calcext:value-type="float">
            <text:p>12,0</text:p>
          </table:table-cell>
          <table:table-cell table:style-name="ce5" table:formula="of:=[$closedown.H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çamentos</text:p>
          </table:table-cell>
          <table:table-cell table:style-name="ce5" table:formula="of:=[$initial.L22]" office:value-type="float" office:value="59" calcext:value-type="float">
            <text:p>59,0</text:p>
          </table:table-cell>
          <table:table-cell table:style-name="ce5" table:formula="of:=[$evolution.L55]" office:value-type="float" office:value="0" calcext:value-type="float">
            <text:p>0,0</text:p>
          </table:table-cell>
          <table:table-cell table:style-name="ce5" table:formula="of:=[$closedown.L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de</text:p>
          </table:table-cell>
          <table:table-cell table:style-name="ce5" table:formula="of:=[$initial.S22]" office:value-type="float" office:value="141" calcext:value-type="float">
            <text:p>141,0</text:p>
          </table:table-cell>
          <table:table-cell table:style-name="ce5" table:formula="of:=[$evolution.S55]" office:value-type="float" office:value="0" calcext:value-type="float">
            <text:p>0,0</text:p>
          </table:table-cell>
          <table:table-cell table:style-name="ce5" table:formula="of:=[$closedown.S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ódulos</text:p>
          </table:table-cell>
          <table:table-cell table:style-name="ce5" table:formula="of:=[$initial.T22]" office:value-type="float" office:value="7140" calcext:value-type="float">
            <text:p>7140,0</text:p>
          </table:table-cell>
          <table:table-cell table:style-name="ce5" table:formula="of:=[$evolution.T55]" office:value-type="float" office:value="0" calcext:value-type="float">
            <text:p>0,0</text:p>
          </table:table-cell>
          <table:table-cell table:formula="of:=[$closedown.T71]" office:value-type="float" office:value="0" calcext:value-type="float">
            <text:p>0</text:p>
          </table:table-cell>
          <table:table-cell table:number-columns-repeated="6"/>
        </table:table-row>
      </table:table>
      <table:table table:name="dataset" table:style-name="ta1">
        <office:forms form:automatic-focus="false" form:apply-design-mode="false"/>
        <table:shapes>
          <draw:frame draw:z-index="0" draw:style-name="gr1" draw:text-style-name="P1" svg:width="192mm" svg:height="90.04mm" svg:x="0mm" svg:y="280.5mm">
            <loext:p draw:notify-on-update-of-ranges="dataset.A2:dataset.A61 dataset.F1:dataset.F1 dataset.F2:dataset.F61 dataset.G1:dataset.G1 dataset.G2:dataset.G61 dataset.H1:dataset.H1 dataset.H2:dataset.H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80.2mm" svg:height="67.2mm" svg:x="113.88mm" svg:y="300.42mm">
            <loext:p draw:notify-on-update-of-ranges="dataset.P74:dataset.P75 dataset.Q73:dataset.Q73 dataset.Q74:dataset.Q75 dataset.R73:dataset.R73 dataset.R74:dataset.R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153.82mm" svg:y="382.96mm">
            <loext:p draw:notify-on-update-of-ranges="dataset.P68:dataset.P69 dataset.Q67:dataset.Q67 dataset.Q68:dataset.Q69 dataset.R67:dataset.R67 dataset.R68:dataset.R6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6" table:number-columns-repeated="2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3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26" table:default-cell-style-name="ce16"/>
        <table:table-column table:style-name="co35" table:default-cell-style-name="ce16"/>
        <table:table-column table:style-name="co18" table:number-columns-repeated="100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table:style-name="ce20"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odule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s24</text:p>
          </table:table-cell>
          <table:table-cell table:style-name="ce17" office:value-type="string" calcext:value-type="string">
            <text:p>GUIZM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Apache Licens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2LS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++</text:p>
          </table:table-cell>
          <table:table-cell table:style-name="ce17" office:value-type="string" calcext:value-type="string">
            <text:p>BSD Licens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71" calcext:value-type="float">
            <text:p>671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0</text:p>
          </table:table-cell>
          <table:table-cell table:style-name="ce17" office:value-type="string" calcext:value-type="string">
            <text:p>Sonar Qube Plug-i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FrontEndART Software Lt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3" calcext:value-type="float">
            <text:p>143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1</text:p>
          </table:table-cell>
          <table:table-cell table:style-name="ce17" office:value-type="string" calcext:value-type="string">
            <text:p>FaultBust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string" calcext:value-type="string">
            <text:p>dem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3</text:p>
          </table:table-cell>
          <table:table-cell table:style-name="ce17" office:value-type="string" calcext:value-type="string">
            <text:p>Diagnosy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7</text:p>
          </table:table-cell>
          <table:table-cell table:style-name="ce17" office:value-type="string" calcext:value-type="string">
            <text:p>emun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0</text:p>
          </table:table-cell>
          <table:table-cell table:style-name="ce17" office:value-type="string" calcext:value-type="string">
            <text:p>ETXL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35</text:p>
          </table:table-cell>
          <table:table-cell table:style-name="ce17" office:value-type="string" calcext:value-type="string">
            <text:p>MPAnalyz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40" calcext:value-type="float">
            <text:p>240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1</text:p>
          </table:table-cell>
          <table:table-cell table:style-name="ce17" office:value-type="string" calcext:value-type="string">
            <text:p>protopur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haseout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script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2</text:p>
          </table:table-cell>
          <table:table-cell table:style-name="ce17" office:value-type="string" calcext:value-type="string">
            <text:p>Pseudoge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7</text:p>
          </table:table-cell>
          <table:table-cell table:style-name="ce17" office:value-type="string" calcext:value-type="string">
            <text:p>Rêve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5</text:p>
          </table:table-cell>
          <table:table-cell table:style-name="ce17" office:value-type="string" calcext:value-type="string">
            <text:p>TEBA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2010-201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l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2</text:p>
          </table:table-cell>
          <table:table-cell table:style-name="ce18" office:value-type="string" calcext:value-type="string">
            <text:p>AccessAnalysi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010-20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1" calcext:value-type="float">
            <text:p>91</text:p>
          </table:table-cell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12</text:p>
          </table:table-cell>
          <table:table-cell table:style-name="ce18" office:value-type="string" calcext:value-type="string">
            <text:p>Derailer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uby</text:p>
          </table:table-cell>
          <table:table-cell table:style-name="ce18" office:value-type="string" calcext:value-type="string">
            <text:p>GNU General Public Licens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14</text:p>
          </table:table-cell>
          <table:table-cell table:style-name="ce18" office:value-type="string" calcext:value-type="string">
            <text:p>DOMPLETION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script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34</text:p>
          </table:table-cell>
          <table:table-cell table:style-name="ce18" office:value-type="string" calcext:value-type="string">
            <text:p>Lotrack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059" calcext:value-type="float">
            <text:p>4059</text:p>
          </table:table-cell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36</text:p>
          </table:table-cell>
          <table:table-cell table:style-name="ce18" office:value-type="string" calcext:value-type="string">
            <text:p>MS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39</text:p>
          </table:table-cell>
          <table:table-cell table:style-name="ce18" office:value-type="string" calcext:value-type="string">
            <text:p>PAT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44</text:p>
          </table:table-cell>
          <table:table-cell table:style-name="ce18" office:value-type="string" calcext:value-type="string">
            <text:p>PuMoC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48</text:p>
          </table:table-cell>
          <table:table-cell table:style-name="ce18" office:value-type="string" calcext:value-type="string">
            <text:p>RRFin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1-20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4" table:number-columns-repeated="1004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4" table:number-columns-repeated="100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4" table:number-columns-repeated="100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  <table:table-cell table:style-name="ce24" table:number-columns-repeated="1004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s18</text:p>
          </table:table-cell>
          <table:table-cell table:style-name="ce18" office:value-type="string" calcext:value-type="string">
            <text:p>Error Prone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rvicing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2015-20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Apache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4" calcext:value-type="float">
            <text:p>2504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31</text:p>
          </table:table-cell>
          <table:table-cell table:style-name="ce18" office:value-type="string" calcext:value-type="string">
            <text:p>Jto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43</text:p>
          </table:table-cell>
          <table:table-cell table:style-name="ce17" office:value-type="string" calcext:value-type="string">
            <text:p>PtYas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83" calcext:value-type="float">
            <text:p>883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45</text:p>
          </table:table-cell>
          <table:table-cell table:style-name="ce18" office:value-type="string" calcext:value-type="string">
            <text:p>PYTHIA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5"/>
          <table:table-cell table:style-name="ce21" office:value-type="string" calcext:value-type="string">
            <text:p>tamanho médio</text:p>
          </table:table-cell>
          <table:table-cell table:style-name="ce22" table:number-columns-repeated="3"/>
          <table:table-cell table:style-name="ce9" table:formula="of:=AVERAGE([.T2:.T61])" office:value-type="float" office:value="821.772727272727" calcext:value-type="float">
            <text:p>822</text:p>
          </table:table-cell>
          <table:table-cell table:number-columns-repeated="1004"/>
        </table:table-row>
        <table:table-row table:style-name="ro1">
          <table:table-cell table:style-name="Default" table:number-columns-repeated="18"/>
          <table:table-cell table:style-name="ce5" table:formula="of:=AVERAGE([.S2:.S61])" office:value-type="float" office:value="7.56666666666667" calcext:value-type="float">
            <text:p>7,6</text:p>
          </table:table-cell>
          <table:table-cell table:style-name="Default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table:number-columns-repeated="16"/>
          <table:table-cell table:style-name="Default" office:value-type="string" calcext:value-type="string">
            <text:p>projetos</text:p>
          </table:table-cell>
          <table:table-cell table:style-name="Default" office:value-type="string" calcext:value-type="string">
            <text:p>menções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usando licenças livres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sem licença (não-livre)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table:number-columns-repeated="2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table:number-columns-repeated="16"/>
          <table:table-cell table:style-name="Default" office:value-type="string" calcext:value-type="string">
            <text:p>Licença de software livre</text:p>
          </table:table-cell>
          <table:table-cell table:style-name="Default" office:value-type="string" calcext:value-type="string">
            <text:p>Sem licença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Menções</text:p>
          </table:table-cell>
          <table:table-cell table:style-name="Default" table:formula="of:=[.R68]" office:value-type="float" office:value="228" calcext:value-type="float">
            <text:p>228</text:p>
          </table:table-cell>
          <table:table-cell table:style-name="Default" table:formula="of:=[.R69]" office:value-type="float" office:value="201" calcext:value-type="float">
            <text:p>201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Projetos</text:p>
          </table:table-cell>
          <table:table-cell table:style-name="Default" table:formula="of:=[.Q68]" office:value-type="float" office:value="22" calcext:value-type="float">
            <text:p>22</text:p>
          </table:table-cell>
          <table:table-cell table:style-name="Default" table:formula="of:=[.Q69]" office:value-type="float" office:value="38" calcext:value-type="float">
            <text:p>3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initial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evolution+servicing</text:p>
          </table:table-cell>
          <table:table-cell table:style-name="Default" table:number-columns-repeated="4"/>
          <table:table-cell table:number-columns-repeated="1004"/>
        </table:table-row>
      </table:table>
      <table:table table:name="dataset-by-year" table:style-name="ta1">
        <table:shapes>
          <draw:frame draw:z-index="0" draw:style-name="gr1" draw:text-style-name="P1" svg:width="159.99mm" svg:height="89.99mm" svg:x="49.35mm" svg:y="22.52mm">
            <loext:p draw:notify-on-update-of-ranges="'dataset-by-year'.A2:'dataset-by-year'.A18 'dataset-by-year'.B1:'dataset-by-year'.B1 'dataset-by-year'.B2:'dataset-by-year'.B18 'dataset-by-year'.C1:'dataset-by-year'.C1 'dataset-by-year'.C2:'dataset-by-year'.C18 'dataset-by-year'.D1:'dataset-by-year'.D1 'dataset-by-year'.D2:'dataset-by-year'.D18 'dataset-by-year'.E1:'dataset-by-year'.E1 'dataset-by-year'.E2:'dataset-by-year'.E18 'dataset-by-year'.F1:'dataset-by-year'.F1 'dataset-by-year'.F2:'dataset-by-year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ce14"/>
        <table:table-column table:style-name="co44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14" office:value-type="string" calcext:value-type="string">
            <text:p>releases</text:p>
          </table:table-cell>
          <table:table-cell table:style-name="ce14" office:value-type="string" calcext:value-type="string">
            <text:p>mentions</text:p>
          </table:table-cell>
          <table:table-cell table:style-name="ce14" office:value-type="string" calcext:value-type="string">
            <text:p>cite</text:p>
          </table:table-cell>
          <table:table-cell table:style-name="ce14" office:value-type="string" calcext:value-type="string">
            <text:p>use</text:p>
          </table:table-cell>
          <table:table-cell table:style-name="ce14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2" table:style-name="ta1">
        <table:shapes>
          <draw:frame draw:z-index="0" draw:style-name="gr1" draw:text-style-name="P1" svg:width="124.4mm" svg:height="90.84mm" svg:x="87.59mm" svg:y="0mm">
            <loext:p draw:notify-on-update-of-ranges="'dataset-by-year_2'.A2:'dataset-by-year_2'.A18 'dataset-by-year_2'.B1:'dataset-by-year_2'.B1 'dataset-by-year_2'.B2:'dataset-by-year_2'.B18 'dataset-by-year_2'.D1:'dataset-by-year_2'.D1 'dataset-by-year_2'.D2:'dataset-by-year_2'.D1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25.43mm" svg:height="89.99mm" svg:x="216.61mm" svg:y="0mm">
            <loext:p draw:notify-on-update-of-ranges="'dataset-by-year_2'.A2:'dataset-by-year_2'.A18 'dataset-by-year_2'.E1:'dataset-by-year_2'.E1 'dataset-by-year_2'.E2:'dataset-by-year_2'.E18 'dataset-by-year_2'.F1:'dataset-by-year_2'.F1 'dataset-by-year_2'.F2:'dataset-by-year_2'.F18 'dataset-by-year_2'.G1:'dataset-by-year_2'.G1 'dataset-by-year_2'.G2:'dataset-by-year_2'.G1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0" table:default-cell-style-name="Default"/>
        <table:table-column table:style-name="co47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rojetos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13" table:style-name="ta1">
        <table:shapes>
          <draw:frame draw:z-index="0" draw:style-name="gr1" draw:text-style-name="P1" svg:width="192.03mm" svg:height="90.05mm" svg:x="0.28mm" svg:y="84.73mm">
            <loext:p draw:notify-on-update-of-ranges="'dataset-by-year_13'.A2:'dataset-by-year_13'.A18 'dataset-by-year_13'.P1:'dataset-by-year_13'.P1 'dataset-by-year_13'.P2:'dataset-by-year_13'.P18 'dataset-by-year_13'.Q1:'dataset-by-year_13'.Q1 'dataset-by-year_13'.Q2:'dataset-by-year_13'.Q1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0" table:default-cell-style-name="Default"/>
        <table:table-column table:style-name="co19" table:number-columns-repeated="14" table:default-cell-style-name="Default"/>
        <table:table-column table:style-name="co18" table:number-columns-repeated="4" table:default-cell-style-name="ce19"/>
        <table:table-column table:style-name="co1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entions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table:number-columns-repeated="2" office:value-type="string" calcext:value-type="string">
            <text:p>projects</text:p>
          </table:table-cell>
          <table:table-cell table:style-name="Default" office:value-type="string" calcext:value-type="string">
            <text:p>Projetos</text:p>
          </table:table-cell>
          <table:table-cell table:style-name="Default" office:value-type="string" calcext:value-type="string">
            <text:p>Menções</text:p>
          </table:table-cell>
          <table:table-cell table:style-name="Default"/>
          <table:table-cell table:style-name="Default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D2];[.F2];[.H2];[.J2];[.L2];[.N2];[.O2])" office:value-type="float" office:value="1.66666666666667" calcext:value-type="float">
            <text:p>2</text:p>
          </table:table-cell>
          <table:table-cell table:formula="of:=AVERAGE([.E2];[.G2];[.I2];[.K2];[.M2])" office:value-type="float" office:value="1" calcext:value-type="float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D3];[.F3];[.H3];[.J3];[.L3];[.N3];[.O3])" office:value-type="float" office:value="1" calcext:value-type="float">
            <text:p>1</text:p>
          </table:table-cell>
          <table:table-cell table:formula="of:=AVERAGE([.E3];[.G3];[.I3];[.K3];[.M3])" office:value-type="float" office:value="1" calcext:value-type="float">
            <text:p>1</text:p>
          </table:table-cell>
          <table:table-cell table:formula="of:=100-([.Q3]*100/[.Q2])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D4];[.F4];[.H4];[.J4];[.L4];[.N4];[.O4])" office:value-type="float" office:value="1" calcext:value-type="float">
            <text:p>1</text:p>
          </table:table-cell>
          <table:table-cell table:formula="of:=AVERAGE([.E4];[.G4];[.I4];[.K4];[.M4])" office:value-type="float" office:value="1" calcext:value-type="float">
            <text:p>1</text:p>
          </table:table-cell>
          <table:table-cell table:formula="of:=100-([.Q4]*100/[.Q3])" office:value-type="float" office:value="0" calcext:value-type="float">
            <text:p>0</text:p>
          </table:table-cell>
          <table:table-cell table:formula="of:=[.R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5];[.F5];[.H5];[.J5];[.L5];[.N5];[.O5])" office:value-type="float" office:value="1" calcext:value-type="float">
            <text:p>1</text:p>
          </table:table-cell>
          <table:table-cell table:formula="of:=AVERAGE([.E5];[.G5];[.I5];[.K5];[.M5])" office:value-type="float" office:value="2" calcext:value-type="float">
            <text:p>2</text:p>
          </table:table-cell>
          <table:table-cell table:formula="of:=100-([.Q5]*100/[.Q4])" office:value-type="float" office:value="-100" calcext:value-type="float">
            <text:p>-100</text:p>
          </table:table-cell>
          <table:table-cell table:formula="of:=[.R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D6];[.F6];[.H6];[.J6];[.L6];[.N6];[.O6])" office:value-type="float" office:value="1" calcext:value-type="float">
            <text:p>1</text:p>
          </table:table-cell>
          <table:table-cell table:formula="of:=AVERAGE([.E6];[.G6];[.I6];[.K6];[.M6])" office:value-type="float" office:value="3.33333333333333" calcext:value-type="float">
            <text:p>3</text:p>
          </table:table-cell>
          <table:table-cell table:formula="of:=100-([.Q6]*100/[.Q5])" office:value-type="float" office:value="-66.6666666666667" calcext:value-type="float">
            <text:p>-67</text:p>
          </table:table-cell>
          <table:table-cell table:formula="of:=[.R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7];[.F7];[.H7];[.J7];[.L7];[.N7];[.O7])" office:value-type="float" office:value="1.42857142857143" calcext:value-type="float">
            <text:p>1</text:p>
          </table:table-cell>
          <table:table-cell table:formula="of:=AVERAGE([.E7];[.G7];[.I7];[.K7];[.M7])" office:value-type="float" office:value="3.8" calcext:value-type="float">
            <text:p>4</text:p>
          </table:table-cell>
          <table:table-cell table:formula="of:=100-([.Q7]*100/[.Q6])" office:value-type="float" office:value="-14" calcext:value-type="float">
            <text:p>-14</text:p>
          </table:table-cell>
          <table:table-cell table:formula="of:=[.R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8];[.F8];[.H8];[.J8];[.L8];[.N8];[.O8])" office:value-type="float" office:value="1" calcext:value-type="float">
            <text:p>1</text:p>
          </table:table-cell>
          <table:table-cell table:formula="of:=AVERAGE([.E8];[.G8];[.I8];[.K8];[.M8])" office:value-type="float" office:value="3" calcext:value-type="float">
            <text:p>3</text:p>
          </table:table-cell>
          <table:table-cell table:formula="of:=100-([.Q8]*100/[.Q7])" office:value-type="float" office:value="21.0526315789474" calcext:value-type="float">
            <text:p>21</text:p>
          </table:table-cell>
          <table:table-cell table:formula="of:=[.R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9];[.F9];[.H9];[.J9];[.L9];[.N9];[.O9])" office:value-type="float" office:value="1" calcext:value-type="float">
            <text:p>1</text:p>
          </table:table-cell>
          <table:table-cell table:formula="of:=AVERAGE([.E9];[.G9];[.I9];[.K9];[.M9])" office:value-type="float" office:value="2.2" calcext:value-type="float">
            <text:p>2</text:p>
          </table:table-cell>
          <table:table-cell table:formula="of:=100-([.Q9]*100/[.Q8])" office:value-type="float" office:value="26.6666666666667" calcext:value-type="float">
            <text:p>27</text:p>
          </table:table-cell>
          <table:table-cell table:formula="of:=[.R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D10];[.F10];[.H10];[.J10];[.L10];[.N10];[.O10])" office:value-type="float" office:value="1" calcext:value-type="float">
            <text:p>1</text:p>
          </table:table-cell>
          <table:table-cell table:formula="of:=AVERAGE([.E10];[.G10];[.I10];[.K10];[.M10])" office:value-type="float" office:value="3.4" calcext:value-type="float">
            <text:p>3</text:p>
          </table:table-cell>
          <table:table-cell table:formula="of:=100-([.Q10]*100/[.Q9])" office:value-type="float" office:value="-54.5454545454545" calcext:value-type="float">
            <text:p>-55</text:p>
          </table:table-cell>
          <table:table-cell table:formula="of:=[.R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1];[.F11];[.H11];[.J11];[.L11];[.N11];[.O11])" office:value-type="float" office:value="1" calcext:value-type="float">
            <text:p>1</text:p>
          </table:table-cell>
          <table:table-cell table:formula="of:=AVERAGE([.E11];[.G11];[.I11];[.K11];[.M11])" office:value-type="float" office:value="3.2" calcext:value-type="float">
            <text:p>3</text:p>
          </table:table-cell>
          <table:table-cell table:formula="of:=100-([.Q11]*100/[.Q10])" office:value-type="float" office:value="5.88235294117646" calcext:value-type="float">
            <text:p>6</text:p>
          </table:table-cell>
          <table:table-cell table:formula="of:=[.R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D12];[.F12];[.H12];[.J12];[.L12];[.N12];[.O12])" office:value-type="float" office:value="1.66666666666667" calcext:value-type="float">
            <text:p>2</text:p>
          </table:table-cell>
          <table:table-cell table:formula="of:=AVERAGE([.E12];[.G12];[.I12];[.K12];[.M12])" office:value-type="float" office:value="5" calcext:value-type="float">
            <text:p>5</text:p>
          </table:table-cell>
          <table:table-cell table:formula="of:=100-([.Q12]*100/[.Q11])" office:value-type="float" office:value="-56.25" calcext:value-type="float">
            <text:p>-56</text:p>
          </table:table-cell>
          <table:table-cell table:formula="of:=[.R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13];[.F13];[.H13];[.J13];[.L13];[.N13];[.O13])" office:value-type="float" office:value="1" calcext:value-type="float">
            <text:p>1</text:p>
          </table:table-cell>
          <table:table-cell table:formula="of:=AVERAGE([.E13];[.G13];[.I13];[.K13];[.M13])" office:value-type="float" office:value="4.5" calcext:value-type="float">
            <text:p>5</text:p>
          </table:table-cell>
          <table:table-cell table:formula="of:=100-([.Q13]*100/[.Q12])" office:value-type="float" office:value="10" calcext:value-type="float">
            <text:p>10</text:p>
          </table:table-cell>
          <table:table-cell table:formula="of:=[.R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4];[.F14];[.H14];[.J14];[.L14];[.N14];[.O14])" office:value-type="float" office:value="1" calcext:value-type="float">
            <text:p>1</text:p>
          </table:table-cell>
          <table:table-cell table:formula="of:=AVERAGE([.E14];[.G14];[.I14];[.K14];[.M14])" office:value-type="float" office:value="7.33333333333333" calcext:value-type="float">
            <text:p>7</text:p>
          </table:table-cell>
          <table:table-cell table:formula="of:=100-([.Q14]*100/[.Q13])" office:value-type="float" office:value="-62.9629629629629" calcext:value-type="float">
            <text:p>-63</text:p>
          </table:table-cell>
          <table:table-cell table:formula="of:=[.R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D15];[.F15];[.H15];[.J15];[.L15];[.N15];[.O15])" office:value-type="float" office:value="1.8" calcext:value-type="float">
            <text:p>2</text:p>
          </table:table-cell>
          <table:table-cell table:formula="of:=AVERAGE([.E15];[.G15];[.I15];[.K15];[.M15])" office:value-type="float" office:value="4.8" calcext:value-type="float">
            <text:p>5</text:p>
          </table:table-cell>
          <table:table-cell table:formula="of:=100-([.Q15]*100/[.Q14])" office:value-type="float" office:value="34.5454545454545" calcext:value-type="float">
            <text:p>35</text:p>
          </table:table-cell>
          <table:table-cell table:formula="of:=[.R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6];[.F16];[.H16];[.J16];[.L16];[.N16];[.O16])" office:value-type="float" office:value="1" calcext:value-type="float">
            <text:p>1</text:p>
          </table:table-cell>
          <table:table-cell table:formula="of:=AVERAGE([.E16];[.G16];[.I16];[.K16];[.M16])" office:value-type="float" office:value="3.8" calcext:value-type="float">
            <text:p>4</text:p>
          </table:table-cell>
          <table:table-cell table:formula="of:=100-([.Q16]*100/[.Q15])" office:value-type="float" office:value="20.8333333333333" calcext:value-type="float">
            <text:p>21</text:p>
          </table:table-cell>
          <table:table-cell table:formula="of:=[.R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7];[.F17];[.H17];[.J17];[.L17];[.N17];[.O17])" office:value-type="float" office:value="1" calcext:value-type="float">
            <text:p>1</text:p>
          </table:table-cell>
          <table:table-cell table:formula="of:=AVERAGE([.E17];[.G17];[.I17];[.K17];[.M17])" office:value-type="float" office:value="7.75" calcext:value-type="float">
            <text:p>8</text:p>
          </table:table-cell>
          <table:table-cell table:formula="of:=100-([.Q17]*100/[.Q16])" office:value-type="float" office:value="-103.947368421053" calcext:value-type="float">
            <text:p>-104</text:p>
          </table:table-cell>
          <table:table-cell table:formula="of:=[.R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8];[.F18];[.H18];[.J18];[.L18];[.N18];[.O18])" office:value-type="float" office:value="1" calcext:value-type="float">
            <text:p>1</text:p>
          </table:table-cell>
          <table:table-cell table:formula="of:=AVERAGE([.E18];[.G18];[.I18];[.K18];[.M18])" office:value-type="float" office:value="5" calcext:value-type="float">
            <text:p>5</text:p>
          </table:table-cell>
          <table:table-cell table:formula="of:=100-([.Q18]*100/[.Q17])" office:value-type="float" office:value="35.4838709677419" calcext:value-type="float">
            <text:p>35</text:p>
          </table:table-cell>
          <table:table-cell table:formula="of:=[.R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number-columns-repeated="15"/>
          <table:table-cell table:style-name="Default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9" table:formula="of:=AVERAGE([.S3:.S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named-expressions/>
      <table:database-ranges>
        <table:database-range table:name="__Anonymous_Sheet_DB__0" table:target-range-address="initial.A1:initial.T25">
          <table:sort>
            <table:sort-by table:field-number="15" table:data-type="automatic"/>
          </table:sort>
        </table:database-range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dataset.A1:dataset.T63">
          <table:sort>
            <table:sort-by table:field-number="7" table:data-type="automatic"/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 style:data-style-name="N2" text:time-value="01:29:23.506868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03:55:26.018715027</dc:date>
    <meta:editing-duration>PT11H35M7S</meta:editing-duration>
    <meta:editing-cycles>56</meta:editing-cycles>
    <meta:generator>LibreOffice/5.4.1.2.0$Linux_X86_64 LibreOffice_project/40m0$Build-2</meta:generator>
    <meta:document-statistic meta:table-count="9" meta:cell-count="3213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1cm" svg:height="6.721cm" xlink:href=".." xlink:type="simple" chart:class="chart:bar" chart:style-name="ch1">
        <chart:title svg:x="3.304cm" svg:y="0.27cm" chart:style-name="ch2">
          <text:p>Relação entre licença de software e número de menções</text:p>
        </chart:title>
        <chart:legend chart:legend-position="top" svg:x="5.607cm" svg:y="1.128cm" style:legend-expansion="wide" chart:style-name="ch3"/>
        <chart:plot-area chart:style-name="ch4" table:cell-range-address="dataset.P73:dataset.R75" chart:data-source-has-labels="both" svg:x="0.36cm" svg:y="1.754cm" svg:width="17.301cm" svg:height="4.833cm">
          <chartooo:coordinate-region svg:x="2.013cm" svg:y="1.754cm" svg:width="15.21cm" svg:height="4.292cm"/>
          <chart:axis chart:dimension="x" chart:name="primary-x" chart:style-name="ch5" chartooo:axis-type="auto">
            <chartooo:date-scale/>
            <chart:categories table:cell-range-address="dataset.P74:dataset.P7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set.Q74:dataset.Q75" chart:label-cell-address="dataset.Q73:dataset.Q73" chart:class="chart:bar">
            <chart:data-point chart:repeated="2"/>
          </chart:series>
          <chart:series chart:attached-axis="primary-y" chart:style-name="ch10" chart:values-cell-range-address="dataset.R74:dataset.R75" chart:label-cell-address="dataset.R73:dataset.R7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ença de software livre</text:p>
                <draw:g>
                  <svg:desc>dataset.Q73:dataset.Q73</svg:desc>
                </draw:g>
              </table:table-cell>
              <table:table-cell office:value-type="string">
                <text:p>Sem licença</text:p>
                <draw:g>
                  <svg:desc>dataset.R73:dataset.R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ções</text:p>
                <draw:g>
                  <svg:desc>dataset.P74:dataset.P75</svg:desc>
                </draw:g>
              </table:table-cell>
              <table:table-cell office:value-type="float" office:value="228">
                <text:p>228</text:p>
                <draw:g>
                  <svg:desc>dataset.Q74:dataset.Q75</svg:desc>
                </draw:g>
              </table:table-cell>
              <table:table-cell office:value-type="float" office:value="201">
                <text:p>201</text:p>
                <draw:g>
                  <svg:desc>dataset.R74:dataset.R75</svg:desc>
                </draw:g>
              </table:table-cell>
            </table:table-row>
            <table:table-row>
              <table:table-cell office:value-type="string">
                <text:p>Projetos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 style:percentage-data-style-name="N100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pie-offset="50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75cm" svg:height="9.005cm" xlink:href=".." xlink:type="simple" chart:class="chart:bar" chart:style-name="ch1">
        <chart:legend chart:legend-position="top" svg:x="1.535cm" svg:y="0.185cm" style:legend-expansion="wide" chart:style-name="ch2"/>
        <chart:plot-area chart:style-name="ch3" table:cell-range-address="summary.G45:summary.J48" chart:data-source-has-labels="both" svg:x="0.129cm" svg:y="1.641cm" svg:width="6.217cm" svg:height="7.184cm">
          <chartooo:coordinate-region svg:x="0.936cm" svg:y="1.641cm" svg:width="5.41cm" svg:height="6.205cm"/>
          <chart:axis chart:dimension="x" chart:name="primary-x" chart:style-name="ch4" chartooo:axis-type="auto">
            <chartooo:date-scale/>
            <chart:categories table:cell-range-address="summary.G46:summary.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H46:summary.H48" chart:label-cell-address="summary.H45:summary.H45" chart:class="chart:bar">
            <chart:data-point chart:repeated="3"/>
          </chart:series>
          <chart:series chart:style-name="ch8" chart:values-cell-range-address="summary.I46:summary.I48" chart:label-cell-address="summary.I45:summary.I45" chart:class="chart:bar">
            <chart:data-point chart:repeated="3"/>
          </chart:series>
          <chart:series chart:style-name="ch9" chart:values-cell-range-address="summary.J46:summary.J48" chart:label-cell-address="summary.J45:summary.J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H45:summary.H45</svg:desc>
                </draw:g>
              </table:table-cell>
              <table:table-cell office:value-type="string">
                <text:p>Menções Usa</text:p>
                <draw:g>
                  <svg:desc>summary.I45:summary.I45</svg:desc>
                </draw:g>
              </table:table-cell>
              <table:table-cell office:value-type="string">
                <text:p>Menções Contribui</text:p>
                <draw:g>
                  <svg:desc>summary.J45:summary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.</text:p>
                <draw:g>
                  <svg:desc>summary.G46:summary.G48</svg:desc>
                </draw:g>
              </table:table-cell>
              <table:table-cell office:value-type="float" office:value="56">
                <text:p>56</text:p>
                <draw:g>
                  <svg:desc>summary.H46:summary.H48</svg:desc>
                </draw:g>
              </table:table-cell>
              <table:table-cell office:value-type="float" office:value="44">
                <text:p>44</text:p>
                <draw:g>
                  <svg:desc>summary.I46:summary.I48</svg:desc>
                </draw:g>
              </table:table-cell>
              <table:table-cell office:value-type="float" office:value="31">
                <text:p>31</text:p>
                <draw:g>
                  <svg:desc>summary.J46:summary.J48</svg:desc>
                </draw:g>
              </table:table-cell>
            </table:table-row>
            <table:table-row>
              <table:table-cell office:value-type="string">
                <text:p>Evolution Servicing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1.773cm" svg:y="0.316cm" chart:style-name="ch2">
          <text:p>   </text:p>
        </chart:title>
        <chart:subtitle svg:x="11.019cm" svg:y="1.169cm" chart:style-name="ch3">
          <text:p>Closedown</text:p>
        </chart:subtitle>
        <chart:legend chart:legend-position="top" svg:x="9.081cm" svg:y="1.931cm" style:legend-expansion="wide" chart:style-name="ch4"/>
        <chart:plot-area chart:style-name="ch5" table:cell-range-address="closedown.A2:closedown.A25 closedown.E1:closedown.E25 closedown.L1:closedown.L25 closedown.S1:closedown.S25" chart:data-source-has-labels="both" svg:x="0.482cm" svg:y="2.603cm" svg:width="23.147cm" svg:height="6.217cm">
          <chartooo:coordinate-region svg:x="1.103cm" svg:y="2.749cm" svg:width="22.526cm" svg:height="5.53cm"/>
          <chart:axis chart:dimension="x" chart:name="primary-x" chart:style-name="ch6" chartooo:axis-type="auto">
            <chartooo:date-scale/>
            <chart:categories table:cell-range-address="closedown.A2:closedown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losedown.E2:closedown.E25" chart:label-cell-address="closedown.E1:closedown.E1" chart:class="chart:bar">
            <chart:data-point chart:repeated="24"/>
          </chart:series>
          <chart:series chart:style-name="ch10" chart:values-cell-range-address="closedown.L2:closedown.L25" chart:label-cell-address="closedown.L1:closedown.L1" chart:class="chart:bar">
            <chart:data-point chart:repeated="24"/>
          </chart:series>
          <chart:series chart:style-name="ch11" chart:values-cell-range-address="closedown.S2:closedown.S25" chart:label-cell-address="closedown.S1:closedown.S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closedown.E1:closedown.E1</svg:desc>
                </draw:g>
              </table:table-cell>
              <table:table-cell office:value-type="string">
                <text:p>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2cm" svg:height="9.005cm" xlink:href=".." xlink:type="simple" chart:class="chart:bar" chart:style-name="ch1">
        <chart:title svg:x="4.884cm" svg:y="0.316cm" chart:style-name="ch2">
          <text:p>Número de módulos por projeto</text:p>
        </chart:title>
        <chart:legend chart:legend-position="top" svg:x="5.832cm" svg:y="1.174cm" style:legend-expansion="wide" chart:style-name="ch3"/>
        <chart:plot-area chart:style-name="ch4" table:cell-range-address="modules.A2:modules.A23 modules.T1:modules.T23" chart:data-source-has-labels="both" svg:x="0.323cm" svg:y="1.846cm" svg:width="15.506cm" svg:height="6.979cm">
          <chartooo:coordinate-region svg:x="1.315cm" svg:y="1.993cm" svg:width="14.514cm" svg:height="6.291cm"/>
          <chart:axis chart:dimension="x" chart:name="primary-x" chart:style-name="ch5" chartooo:axis-type="auto">
            <chartooo:date-scale/>
            <chart:categories table:cell-range-address="modules.A2:modules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ules.T2:modules.T23" chart:label-cell-address="modules.T1:modules.T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 da última versão</text:p>
                <draw:g>
                  <svg:desc>modules.T1:module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modules.A2:modules.A23</svg:desc>
                </draw:g>
              </table:table-cell>
              <table:table-cell office:value-type="float" office:value="671">
                <text:p>671</text:p>
                <draw:g>
                  <svg:desc>modules.T2:modules.T23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857cm" svg:width="18.433cm" svg:height="7.968cm">
          <chartooo:coordinate-region svg:x="1.005cm" svg:y="0.857cm" svg:width="17.812cm" svg:height="6.972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4</text:p>
                <draw:g>
                  <svg:desc>dataset.A2:dataset.A61</svg:desc>
                </draw:g>
              </table:table-cell>
              <table:table-cell office:value-type="float" office:value="0">
                <text:p>0</text:p>
                <draw:g>
                  <svg:desc>dataset.F2:dataset.F61</svg:desc>
                </draw:g>
              </table:table-cell>
              <table:table-cell office:value-type="float" office:value="0">
                <text:p>0</text:p>
                <draw:g>
                  <svg:desc>dataset.G2:dataset.G61</svg:desc>
                </draw:g>
              </table:table-cell>
              <table:table-cell office:value-type="float" office:value="1">
                <text:p>1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title svg:x="2.314cm" svg:y="0.317cm" chart:style-name="ch2">
          <text:p>Número de projetos e menções ao ano</text:p>
        </chart:title>
        <chart:legend chart:legend-position="top" svg:x="3.75cm" svg:y="1.175cm" style:legend-expansion="wide" chart:style-name="ch3"/>
        <chart:plot-area chart:style-name="ch4" table:cell-range-address="'dataset-by-year_2'.A2:'dataset-by-year_2'.B18 'dataset-by-year_2'.A1:'dataset-by-year_2'.B1 'dataset-by-year_2'.D1:'dataset-by-year_2'.D18" chart:data-source-has-labels="both" svg:x="0.248cm" svg:y="1.848cm" svg:width="11.945cm" svg:height="7.056cm">
          <chartooo:coordinate-region svg:x="0.869cm" svg:y="1.848cm" svg:width="11.213cm" svg:height="5.931cm"/>
          <chart:axis chart:dimension="x" chart:name="primary-x" chart:style-name="ch5" chartooo:axis-type="auto">
            <chartooo:date-scale/>
            <chart:categories table:cell-range-address="'dataset-by-year_2'.A2:'dataset-by-year_2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-by-year_2'.B2:'dataset-by-year_2'.B18" chart:label-cell-address="'dataset-by-year_2'.B1:'dataset-by-year_2'.B1" chart:class="chart:line">
            <chart:data-point chart:repeated="17"/>
          </chart:series>
          <chart:series chart:style-name="ch8" chart:values-cell-range-address="'dataset-by-year_2'.D2:'dataset-by-year_2'.D18" chart:label-cell-address="'dataset-by-year_2'.D1:'dataset-by-year_2'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2'.B1:'dataset-by-year_2'.B1</svg:desc>
                </draw:g>
              </table:table-cell>
              <table:table-cell office:value-type="string">
                <text:p>Menções</text:p>
                <draw:g>
                  <svg:desc>'dataset-by-year_2'.D1:'dataset-by-year_2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3">
                <text:p>3</text:p>
                <draw:g>
                  <svg:desc>'dataset-by-year_2'.B2:'dataset-by-year_2'.B18</svg:desc>
                </draw:g>
              </table:table-cell>
              <table:table-cell office:value-type="float" office:value="2">
                <text:p>2</text:p>
                <draw:g>
                  <svg:desc>'dataset-by-year_2'.D2:'dataset-by-year_2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4cm" svg:height="9cm" xlink:href=".." xlink:type="simple" chart:class="chart:line" chart:style-name="ch1">
        <chart:title svg:x="2.604cm" svg:y="0.316cm" chart:style-name="ch2">
          <text:p>Número de menções por tipo ao ano</text:p>
        </chart:title>
        <chart:legend chart:legend-position="top" svg:x="1.025cm" svg:y="1.174cm" style:legend-expansion="wide" chart:style-name="ch3"/>
        <chart:plot-area chart:style-name="ch4" table:cell-range-address="'dataset-by-year_2'.A2:'dataset-by-year_2'.A18 'dataset-by-year_2'.E1:'dataset-by-year_2'.G18" chart:data-source-has-labels="both" svg:x="0.25cm" svg:y="1.846cm" svg:width="12.044cm" svg:height="6.974cm">
          <chartooo:coordinate-region svg:x="0.871cm" svg:y="1.846cm" svg:width="11.312cm" svg:height="5.849cm"/>
          <chart:axis chart:dimension="x" chart:name="primary-x" chart:style-name="ch5" chartooo:axis-type="auto">
            <chartooo:date-scale/>
            <chart:categories table:cell-range-address="'dataset-by-year_2'.A2:'dataset-by-year_2'.A18"/>
          </chart:axis>
          <chart:axis chart:dimension="x" chart:name="secondary-x" chart:style-name="ch6"/>
          <chart:axis chart:dimension="y" chart:name="primary-y" chart:style-name="ch5">
            <chart:grid chart:style-name="ch7" chart:class="major"/>
          </chart:axis>
          <chart:series chart:style-name="ch8" chart:values-cell-range-address="'dataset-by-year_2'.E2:'dataset-by-year_2'.E18" chart:label-cell-address="'dataset-by-year_2'.E1:'dataset-by-year_2'.E1" chart:class="chart:line">
            <chart:data-point chart:repeated="17"/>
          </chart:series>
          <chart:series chart:style-name="ch9" chart:values-cell-range-address="'dataset-by-year_2'.F2:'dataset-by-year_2'.F18" chart:label-cell-address="'dataset-by-year_2'.F1:'dataset-by-year_2'.F1" chart:class="chart:line">
            <chart:data-point chart:repeated="17"/>
          </chart:series>
          <chart:series chart:style-name="ch10" chart:values-cell-range-address="'dataset-by-year_2'.G2:'dataset-by-year_2'.G18" chart:label-cell-address="'dataset-by-year_2'.G1:'dataset-by-year_2'.G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'dataset-by-year_2'.E1:'dataset-by-year_2'.E1</svg:desc>
                </draw:g>
              </table:table-cell>
              <table:table-cell office:value-type="string">
                <text:p>Menções Usa</text:p>
                <draw:g>
                  <svg:desc>'dataset-by-year_2'.F1:'dataset-by-year_2'.F1</svg:desc>
                </draw:g>
              </table:table-cell>
              <table:table-cell office:value-type="string">
                <text:p>Menções Contribui</text:p>
                <draw:g>
                  <svg:desc>'dataset-by-year_2'.G1:'dataset-by-year_2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NaN">
                <text:p>NaN</text:p>
                <draw:g>
                  <svg:desc>'dataset-by-year_2'.E2:'dataset-by-year_2'.E18</svg:desc>
                </draw:g>
              </table:table-cell>
              <table:table-cell office:value-type="float" office:value="NaN">
                <text:p>NaN</text:p>
                <draw:g>
                  <svg:desc>'dataset-by-year_2'.F2:'dataset-by-year_2'.F18</svg:desc>
                </draw:g>
              </table:table-cell>
              <table:table-cell office:value-type="float" office:value="2">
                <text:p>2</text:p>
                <draw:g>
                  <svg:desc>'dataset-by-year_2'.G2:'dataset-by-year_2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04cm" svg:height="9.006cm" xlink:href=".." xlink:type="simple" chart:class="chart:line" chart:style-name="ch1">
        <chart:title svg:x="1.991cm" svg:y="0.316cm" chart:style-name="ch2">
          <text:p>Crescimento no número de menções ao ano (número de projetos constante)</text:p>
        </chart:title>
        <chart:legend chart:legend-position="top" svg:x="3.418cm" svg:y="1.174cm" style:legend-expansion="wide" chart:style-name="ch3"/>
        <chart:plot-area chart:style-name="ch4" table:cell-range-address="'dataset-by-year_13'.A2:'dataset-by-year_13'.A18 'dataset-by-year_13'.P1:'dataset-by-year_13'.Q18" chart:data-source-has-labels="both" svg:x="0.384cm" svg:y="1.846cm" svg:width="18.436cm" svg:height="6.98cm">
          <chartooo:coordinate-region svg:x="0.755cm" svg:y="1.846cm" svg:width="17.693cm" svg:height="6.439cm"/>
          <chart:axis chart:dimension="x" chart:name="primary-x" chart:style-name="ch5" chartooo:axis-type="auto">
            <chartooo:date-scale/>
            <chart:categories table:cell-range-address="'dataset-by-year_13'.A2:'dataset-by-year_13'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set-by-year_13'.P2:'dataset-by-year_13'.P18" chart:label-cell-address="'dataset-by-year_13'.P1:'dataset-by-year_13'.P1" chart:class="chart:line">
            <chart:regression-curve chart:style-name="ch9"/>
            <chart:data-point chart:repeated="17"/>
          </chart:series>
          <chart:series chart:style-name="ch10" chart:values-cell-range-address="'dataset-by-year_13'.Q2:'dataset-by-year_13'.Q18" chart:label-cell-address="'dataset-by-year_13'.Q1:'dataset-by-year_13'.Q1" chart:class="chart:line">
            <chart:regression-curve chart:style-name="ch11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13'.P1:'dataset-by-year_13'.P1</svg:desc>
                </draw:g>
              </table:table-cell>
              <table:table-cell office:value-type="string">
                <text:p>Menções</text:p>
                <draw:g>
                  <svg:desc>'dataset-by-year_13'.Q1:'dataset-by-year_13'.Q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13'.A2:'dataset-by-year_13'.A18</svg:desc>
                </draw:g>
              </table:table-cell>
              <table:table-cell office:value-type="float" office:value="1.66666666666667">
                <text:p>1.66666666666667</text:p>
                <draw:g>
                  <svg:desc>'dataset-by-year_13'.P2:'dataset-by-year_13'.P18</svg:desc>
                </draw:g>
              </table:table-cell>
              <table:table-cell office:value-type="float" office:value="1">
                <text:p>1</text:p>
                <draw:g>
                  <svg:desc>'dataset-by-year_13'.Q2:'dataset-by-year_13'.Q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058cm" style:legend-expansion="high" chart:style-name="ch2"/>
        <chart:plot-area chart:style-name="ch3" table:cell-range-address="dataset.P67:dataset.R69" chart:data-source-has-labels="both" svg:x="0.32cm" svg:y="0.18cm" svg:width="13.203cm" svg:height="8.64cm">
          <chartooo:coordinate-region svg:x="4.037cm" svg:y="0.18cm" svg:width="8.81cm" svg:height="8.099cm"/>
          <chart:axis chart:dimension="x" chart:name="primary-x" chart:style-name="ch4" chartooo:axis-type="auto">
            <chartooo:date-scale/>
            <chart:categories table:cell-range-address="dataset.P68:dataset.P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Q68:dataset.Q69" chart:label-cell-address="dataset.Q67:dataset.Q67" chart:class="chart:bar">
            <chart:data-point chart:repeated="2"/>
          </chart:series>
          <chart:series chart:style-name="ch8" chart:values-cell-range-address="dataset.R68:dataset.R69" chart:label-cell-address="dataset.R67:dataset.R6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dataset.Q67:dataset.Q67</svg:desc>
                </draw:g>
              </table:table-cell>
              <table:table-cell office:value-type="string">
                <text:p>menções</text:p>
                <draw:g>
                  <svg:desc>dataset.R67:dataset.R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ando licenças livres</text:p>
                <draw:g>
                  <svg:desc>dataset.P68:dataset.P69</svg:desc>
                </draw:g>
              </table:table-cell>
              <table:table-cell office:value-type="float" office:value="22">
                <text:p>22</text:p>
                <draw:g>
                  <svg:desc>dataset.Q68:dataset.Q69</svg:desc>
                </draw:g>
              </table:table-cell>
              <table:table-cell office:value-type="float" office:value="228">
                <text:p>228</text:p>
                <draw:g>
                  <svg:desc>dataset.R68:dataset.R69</svg:desc>
                </draw:g>
              </table:table-cell>
            </table:table-row>
            <table:table-row>
              <table:table-cell office:value-type="string">
                <text:p>sem licença (não-livre)</text:p>
              </table:table-cell>
              <table:table-cell office:value-type="float" office:value="38">
                <text:p>38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7cm" style:legend-expansion="high" chart:style-name="ch2"/>
        <chart:plot-area chart:style-name="ch3" table:cell-range-address="'dataset-by-year'.A1:'dataset-by-year'.F18" chart:data-source-has-labels="both" svg:x="0.32cm" svg:y="0.18cm" svg:width="12.508cm" svg:height="8.64cm">
          <chartooo:coordinate-region svg:x="0.941cm" svg:y="0.18cm" svg:width="11.776cm" svg:height="7.515cm"/>
          <chart:axis chart:dimension="x" chart:name="primary-x" chart:style-name="ch4" chartooo:axis-type="auto">
            <chartooo:date-scale/>
            <chart:categories table:cell-range-address="'dataset-by-year'.A2:'dataset-by-year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set-by-year'.B2:'dataset-by-year'.B18" chart:label-cell-address="'dataset-by-year'.B1:'dataset-by-year'.B1" chart:class="chart:line">
            <chart:data-point chart:repeated="17"/>
          </chart:series>
          <chart:series chart:style-name="ch7" chart:values-cell-range-address="'dataset-by-year'.C2:'dataset-by-year'.C18" chart:label-cell-address="'dataset-by-year'.C1:'dataset-by-year'.C1" chart:class="chart:line">
            <chart:data-point chart:repeated="17"/>
          </chart:series>
          <chart:series chart:style-name="ch8" chart:values-cell-range-address="'dataset-by-year'.D2:'dataset-by-year'.D18" chart:label-cell-address="'dataset-by-year'.D1:'dataset-by-year'.D1" chart:class="chart:line">
            <chart:data-point chart:repeated="17"/>
          </chart:series>
          <chart:series chart:style-name="ch9" chart:values-cell-range-address="'dataset-by-year'.E2:'dataset-by-year'.E18" chart:label-cell-address="'dataset-by-year'.E1:'dataset-by-year'.E1" chart:class="chart:line">
            <chart:data-point chart:repeated="17"/>
          </chart:series>
          <chart:series chart:style-name="ch10" chart:values-cell-range-address="'dataset-by-year'.F2:'dataset-by-year'.F18" chart:label-cell-address="'dataset-by-year'.F1:'dataset-by-year'.F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  <draw:g>
                  <svg:desc>'dataset-by-year'.B1:'dataset-by-year'.B1</svg:desc>
                </draw:g>
              </table:table-cell>
              <table:table-cell office:value-type="string">
                <text:p>mentions</text:p>
                <draw:g>
                  <svg:desc>'dataset-by-year'.C1:'dataset-by-year'.C1</svg:desc>
                </draw:g>
              </table:table-cell>
              <table:table-cell office:value-type="string">
                <text:p>cite</text:p>
                <draw:g>
                  <svg:desc>'dataset-by-year'.D1:'dataset-by-year'.D1</svg:desc>
                </draw:g>
              </table:table-cell>
              <table:table-cell office:value-type="string">
                <text:p>use</text:p>
                <draw:g>
                  <svg:desc>'dataset-by-year'.E1:'dataset-by-year'.E1</svg:desc>
                </draw:g>
              </table:table-cell>
              <table:table-cell office:value-type="string">
                <text:p>contribute</text:p>
                <draw:g>
                  <svg:desc>'dataset-by-year'.F1:'dataset-by-year'.F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'.A2:'dataset-by-year'.A18</svg:desc>
                </draw:g>
              </table:table-cell>
              <table:table-cell office:value-type="float" office:value="1">
                <text:p>1</text:p>
                <draw:g>
                  <svg:desc>'dataset-by-year'.B2:'dataset-by-year'.B18</svg:desc>
                </draw:g>
              </table:table-cell>
              <table:table-cell office:value-type="float" office:value="2">
                <text:p>2</text:p>
                <draw:g>
                  <svg:desc>'dataset-by-year'.C2:'dataset-by-year'.C18</svg:desc>
                </draw:g>
              </table:table-cell>
              <table:table-cell office:value-type="float" office:value="NaN">
                <text:p>NaN</text:p>
                <draw:g>
                  <svg:desc>'dataset-by-year'.D2:'dataset-by-year'.D18</svg:desc>
                </draw:g>
              </table:table-cell>
              <table:table-cell office:value-type="float" office:value="NaN">
                <text:p>NaN</text:p>
                <draw:g>
                  <svg:desc>'dataset-by-year'.E2:'dataset-by-year'.E18</svg:desc>
                </draw:g>
              </table:table-cell>
              <table:table-cell office:value-type="float" office:value="2">
                <text:p>2</text:p>
                <draw:g>
                  <svg:desc>'dataset-by-year'.F2:'dataset-by-year'.F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48cm" svg:height="9cm" xlink:href=".." xlink:type="simple" chart:class="chart:bar" chart:style-name="ch1">
        <chart:title svg:x="0.235cm" svg:y="0.316cm" chart:style-name="ch2">
          <text:p>Número de módulos por estágio de evolução</text:p>
        </chart:title>
        <chart:legend chart:legend-position="top" svg:x="2.401cm" svg:y="1.174cm" style:legend-expansion="wide" chart:style-name="ch3"/>
        <chart:plot-area chart:style-name="ch4" table:cell-range-address="summary.A10:summary.B12" chart:data-source-has-labels="both" svg:x="0.188cm" svg:y="1.846cm" svg:width="9.072cm" svg:height="6.974cm">
          <chartooo:coordinate-region svg:x="1.471cm" svg:y="1.992cm" svg:width="7.789cm" svg:height="6.287cm"/>
          <chart:axis chart:dimension="x" chart:name="primary-x" chart:style-name="ch5" chartooo:axis-type="auto">
            <chartooo:date-scale/>
            <chart:categories table:cell-range-address="summary.A11:summary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11:summary.B12" chart:label-cell-address="summary.B10:summary.B1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médio de módulos</text:p>
                <draw:g>
                  <svg:desc>summary.B10:summary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A11:summary.A12</svg:desc>
                </draw:g>
              </table:table-cell>
              <table:table-cell office:value-type="float" office:value="595">
                <text:p>595</text:p>
                <draw:g>
                  <svg:desc>summary.B11:summary.B12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circle" chart:style-name="ch1">
        <chart:title svg:x="5.078cm" svg:y="0.323cm" chart:style-name="ch2">
          <text:p>Initial development</text:p>
        </chart:title>
        <chart:legend chart:legend-position="end" svg:x="11.71cm" svg:y="3.864cm" style:legend-expansion="high" chart:style-name="ch3"/>
        <chart:plot-area chart:style-name="ch4" table:cell-range-address="summary.A4:summary.B6" chart:data-source-has-labels="column" svg:x="0.32cm" svg:y="1.169cm" svg:width="12.502cm" svg:height="7.656cm">
          <chartooo:coordinate-region svg:x="2.743cm" svg:y="1.17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4:summary.B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">
                <text:p>4</text:p>
                <draw:g>
                  <svg:desc>summary.B4:summary.B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8888888888889">
                <text:p>4.88888888888889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4.806cm" svg:y="0.319cm" chart:style-name="ch2">
          <text:p>Evolution + Servicing</text:p>
        </chart:title>
        <chart:legend chart:legend-position="end" svg:x="11.582cm" svg:y="3.865cm" style:legend-expansion="high" chart:style-name="ch3"/>
        <chart:plot-area chart:style-name="ch4" table:cell-range-address="summary.A4:summary.A6 summary.C4:summary.C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C4:summary.C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7">
                <text:p>7</text:p>
                <draw:g>
                  <svg:desc>summary.C4:summary.C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5.832cm" svg:y="0.319cm" chart:style-name="ch2">
          <text:p>Closedown</text:p>
        </chart:title>
        <chart:legend chart:legend-position="end" svg:x="11.682cm" svg:y="3.865cm" style:legend-expansion="high" chart:style-name="ch3"/>
        <chart:plot-area chart:style-name="ch4" table:cell-range-address="summary.A4:summary.A6 summary.D4:summary.D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D4:summary.D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.21052631578947">
                <text:p>4.21052631578947</text:p>
                <draw:g>
                  <svg:desc>summary.D4:summary.D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3.513cm" svg:y="0.316cm" chart:style-name="ch2">
          <text:p>    </text:p>
        </chart:title>
        <chart:subtitle svg:x="1.965cm" svg:y="1.169cm" chart:style-name="ch3">
          <text:p>Evolution + Servicing</text:p>
        </chart:subtitle>
        <chart:legend svg:x="1.154cm" svg:y="1.731cm" style:legend-expansion="custom" chartooo:width="5.661cm" chartooo:height="0.884cm" style:legend-expansion-aspect-ratio="6.40384615384615" chart:style-name="ch4"/>
        <chart:plot-area chart:style-name="ch5" table:cell-range-address="evolution.A2:evolution.A9 evolution.E1:evolution.E9 evolution.L1:evolution.L9 evolution.S1:evolution.S9" chart:data-source-has-labels="both" svg:x="-0.057cm" svg:y="2.606cm" svg:width="7.617cm" svg:height="6.204cm">
          <chartooo:coordinate-region svg:x="0.564cm" svg:y="2.752cm" svg:width="6.996cm" svg:height="5.517cm"/>
          <chart:axis chart:dimension="x" chart:name="primary-x" chart:style-name="ch6" chartooo:axis-type="auto">
            <chartooo:date-scale/>
            <chart:categories table:cell-range-address="evolution.A2:evolution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olution.E2:evolution.E9" chart:label-cell-address="evolution.E1:evolution.E1" chart:class="chart:bar">
            <chart:data-point chart:repeated="8"/>
          </chart:series>
          <chart:series chart:style-name="ch10" chart:values-cell-range-address="evolution.L2:evolution.L9" chart:label-cell-address="evolution.L1:evolution.L1" chart:class="chart:bar">
            <chart:data-point chart:repeated="8"/>
          </chart:series>
          <chart:series chart:style-name="ch11" chart:values-cell-range-address="evolution.S2:evolution.S9" chart:label-cell-address="evolution.S1:evolution.S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evolution.E1:evolution.E1</svg:desc>
                </draw:g>
              </table:table-cell>
              <table:table-cell office:value-type="string">
                <text:p>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6.264cm" svg:y="0.225cm" chart:style-name="ch2">
          <text:p>Número de menções, lançamentos e idade por projeto</text:p>
        </chart:title>
        <chart:subtitle svg:x="7.089cm" svg:y="1.169cm" chart:style-name="ch3">
          <text:p>Initial development</text:p>
        </chart:subtitle>
        <chart:legend chart:legend-position="top" svg:x="5.773cm" svg:y="1.931cm" style:legend-expansion="wide" chart:style-name="ch4"/>
        <chart:plot-area chart:style-name="ch5" table:cell-range-address="initial.A2:initial.A21 initial.E1:initial.E21 initial.L1:initial.L21 initial.S1:initial.S21" chart:data-source-has-labels="both" svg:x="0.349cm" svg:y="2.603cm" svg:width="16.797cm" svg:height="6.217cm">
          <chartooo:coordinate-region svg:x="0.97cm" svg:y="2.749cm" svg:width="16.176cm" svg:height="5.53cm"/>
          <chart:axis chart:dimension="x" chart:name="primary-x" chart:style-name="ch6" chartooo:axis-type="auto">
            <chartooo:date-scale/>
            <chart:categories table:cell-range-address="initial.A2:initial.A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initial.E2:initial.E21" chart:label-cell-address="initial.E1:initial.E1" chart:class="chart:bar">
            <chart:data-point chart:repeated="20"/>
          </chart:series>
          <chart:series chart:style-name="ch11" chart:values-cell-range-address="initial.L2:initial.L21" chart:label-cell-address="initial.L1:initial.L1" chart:class="chart:bar">
            <chart:data-point chart:repeated="20"/>
          </chart:series>
          <chart:series chart:style-name="ch12" chart:values-cell-range-address="initial.S2:initial.S21" chart:label-cell-address="initial.S1:initial.S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initial.E1:initial.E1</svg:desc>
                </draw:g>
              </table:table-cell>
              <table:table-cell office:value-type="string">
                <text:p>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3cm" svg:height="9.005cm" xlink:href=".." xlink:type="simple" chart:class="chart:bar" chart:style-name="ch1">
        <chart:legend chart:legend-position="end" svg:x="11.931cm" svg:y="3.864cm" style:legend-expansion="high" chart:style-name="ch2"/>
        <chart:plot-area chart:style-name="ch3" table:cell-range-address="summary.F1:summary.I4" chart:data-source-has-labels="both" svg:x="0.296cm" svg:y="0.18cm" svg:width="11.339cm" svg:height="8.645cm">
          <chartooo:coordinate-region svg:x="1.896cm" svg:y="0.326cm" svg:width="9.739cm" svg:height="7.958cm"/>
          <chart:axis chart:dimension="x" chart:name="primary-x" chart:style-name="ch4" chartooo:axis-type="auto">
            <chartooo:date-scale/>
            <chart:categories table:cell-range-address="summary.F2:summary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G2:summary.G4" chart:label-cell-address="summary.G1:summary.G1" chart:class="chart:bar">
            <chart:data-point chart:repeated="3"/>
          </chart:series>
          <chart:series chart:style-name="ch8" chart:values-cell-range-address="summary.H2:summary.H4" chart:label-cell-address="summary.H1:summary.H1" chart:class="chart:bar">
            <chart:data-point chart:repeated="3"/>
          </chart:series>
          <chart:series chart:style-name="ch9" chart:values-cell-range-address="summary.I2:summary.I4" chart:label-cell-address="summary.I1:summary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G1:summary.G1</svg:desc>
                </draw:g>
              </table:table-cell>
              <table:table-cell office:value-type="string">
                <text:p>Usa</text:p>
                <draw:g>
                  <svg:desc>summary.H1:summary.H1</svg:desc>
                </draw:g>
              </table:table-cell>
              <table:table-cell office:value-type="string">
                <text:p>Contribui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F2:summary.F4</svg:desc>
                </draw:g>
              </table:table-cell>
              <table:table-cell office:value-type="float" office:value="4">
                <text:p>4</text:p>
                <draw:g>
                  <svg:desc>summary.G2:summary.G4</svg:desc>
                </draw:g>
              </table:table-cell>
              <table:table-cell office:value-type="float" office:value="4.88888888888889">
                <text:p>4.88888888888889</text:p>
                <draw:g>
                  <svg:desc>summary.H2:summary.H4</svg:desc>
                </draw:g>
              </table:table-cell>
              <table:table-cell office:value-type="float" office:value="1.55">
                <text:p>1.55</text:p>
                <draw:g>
                  <svg:desc>summary.I2:summary.I4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